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hicago Plain" svg:font-family="'Chicago Plain', sans-serif"/>
    <style:font-face style:name="Lohit Hindi1" svg:font-family="'Lohit Hindi'"/>
    <style:font-face style:name="OpenSymbol" svg:font-family="OpenSymbol"/>
    <style:font-face style:name="Times New Roman3" svg:font-family="'Times New Roman'"/>
    <style:font-face style:name="monospace" svg:font-family="monospace, Courier"/>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3" style:family="paragraph" style:parent-style-name="Text_20_body">
      <style:text-properties fo:color="#000000"/>
    </style:style>
    <style:style style:name="P4" style:family="paragraph" style:parent-style-name="Text_20_body">
      <style:paragraph-properties fo:break-before="page"/>
      <style:text-properties fo:color="#000000"/>
    </style:style>
    <style:style style:name="P5" style:family="paragraph" style:parent-style-name="Text_20_body">
      <style:paragraph-properties fo:margin-left="0cm" fo:margin-right="0cm" fo:text-indent="-0.026cm" style:auto-text-indent="false">
        <style:tab-stops>
          <style:tab-stop style:position="0.026cm"/>
        </style:tab-stops>
      </style:paragraph-properties>
      <style:text-properties fo:color="#000000"/>
    </style:style>
    <style:style style:name="P6" style:family="paragraph" style:parent-style-name="Text_20_body">
      <style:paragraph-properties fo:margin-left="0cm" fo:margin-right="0cm" fo:text-indent="1.535cm" style:auto-text-indent="false">
        <style:tab-stops>
          <style:tab-stop style:position="0.026cm"/>
        </style:tab-stops>
      </style:paragraph-properties>
      <style:text-properties fo:color="#000000"/>
    </style:style>
    <style:style style:name="P7" style:family="paragraph" style:parent-style-name="Text_20_body">
      <style:text-properties fo:color="#000000"/>
    </style:style>
    <style:style style:name="P8" style:family="paragraph" style:parent-style-name="Text_20_body" style:list-style-name="L5">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Text_20_body">
      <style:text-properties fo:font-variant="normal" fo:text-transform="none" fo:color="#000000" style:font-name="Times New Roman3"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1" style:family="paragraph" style:parent-style-name="Text_20_body" style:list-style-name="L6">
      <style:paragraph-properties fo:margin-left="0cm" fo:margin-right="0cm" fo:text-indent="0cm" style:auto-text-indent="false" fo:break-before="page"/>
      <style:text-properties fo:color="#000000"/>
    </style:style>
    <style:style style:name="P12" style:family="paragraph" style:parent-style-name="Text_20_body">
      <style:paragraph-properties fo:margin-left="0cm" fo:margin-right="0cm" fo:text-indent="1.535cm" style:auto-text-indent="false">
        <style:tab-stops>
          <style:tab-stop style:position="0.026cm"/>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13" style:family="paragraph" style:parent-style-name="Text_20_body">
      <style:paragraph-properties fo:margin-left="0cm" fo:margin-right="0cm" fo:text-indent="1.508cm" style:auto-text-indent="false">
        <style:tab-stops>
          <style:tab-stop style:position="2.223cm"/>
        </style:tab-stops>
      </style:paragraph-properties>
      <style:text-properties fo:color="#000000"/>
    </style:style>
    <style:style style:name="P14" style:family="paragraph" style:parent-style-name="Text_20_body" style:list-style-name="L6">
      <style:paragraph-properties fo:margin-left="0cm" fo:margin-right="0cm" fo:text-indent="1.508cm" style:auto-text-indent="false">
        <style:tab-stops>
          <style:tab-stop style:position="2.223cm"/>
        </style:tab-stops>
      </style:paragraph-properties>
      <style:text-properties fo:color="#000000"/>
    </style:style>
    <style:style style:name="P15" style:family="paragraph" style:parent-style-name="Heading_20_2">
      <style:text-properties fo:color="#000000"/>
    </style:style>
    <style:style style:name="P16"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7"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18" style:family="paragraph" style:parent-style-name="Heading_20_1">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style:font-name="sans-serif" fo:font-size="14.25pt" fo:letter-spacing="normal" fo:font-style="normal" fo:font-weight="normal"/>
    </style:style>
    <style:style style:name="T5" style:family="text">
      <style:text-properties fo:font-variant="normal" fo:text-transform="none" style:font-name="Times New Roman" fo:font-size="14pt" fo:letter-spacing="normal" fo:font-style="normal" fo:font-weight="normal" style:font-size-asian="14pt" style:font-size-complex="14pt"/>
    </style:style>
    <style:style style:name="T6" style:family="text">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T7" style:family="text">
      <style:text-properties fo:font-variant="normal" fo:text-transform="none" style:font-name="Times New Roman" fo:font-size="14pt" fo:letter-spacing="normal" fo:font-style="normal" fo:font-weight="normal" style:font-size-asian="12.25pt" style:font-size-complex="14pt"/>
    </style:style>
    <style:style style:name="T8"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9"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10"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11"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2"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3"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4" style:family="text">
      <style:text-properties fo:font-variant="normal" fo:text-transform="none" style:font-name="Times New Roman" fo:letter-spacing="normal" fo:font-style="normal" fo:font-weight="normal"/>
    </style:style>
    <style:style style:name="T15" style:family="text">
      <style:text-properties fo:font-variant="normal" fo:text-transform="none" style:font-name="Times New Roman3" fo:letter-spacing="normal" fo:font-style="normal" fo:font-weight="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color="#000000"/>
    </style:style>
    <style:style style:name="T20" style:family="text">
      <style:text-properties fo:color="#000000" fo:font-size="14.25pt" fo:font-weight="normal"/>
    </style:style>
    <style:style style:name="T21" style:family="text">
      <style:text-properties fo:color="#0b0080" style:text-line-through-style="none" style:text-underline-style="none" style:text-blinking="false"/>
    </style:style>
    <style:style style:name="T22" style:family="text">
      <style:text-properties fo:color="#0b0080" style:text-line-through-style="none" fo:font-size="14.25pt" style:text-underline-style="none" fo:font-weight="normal" style:text-blinking="false"/>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Введение </text:h>
      <text:p text:style-name="P3"><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3"><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3">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3"><text:span text:style-name="T6">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span></text:p>
      <text:p text:style-name="P1"/>
      <text:p text:style-name="P1">Цели и задачи:</text:p>
      <text:list xml:id="list1144867492" text:style-name="L5">
        <text:list-item>
          <text:p text:style-name="P8">Проверить возможность применения методов машинного обучения для классификации текста в системе УДК.</text:p>
        </text:list-item>
        <text:list-item>
          <text:p text:style-name="P8">Разработать эффективный подход.</text:p>
        </text:list-item>
      </text:list>
      <text:p text:style-name="P3"/>
      <text:p text:style-name="P3"/>
      <text:p text:style-name="P3"/>
      <text:p text:style-name="P3"/>
      <text:h text:style-name="P18" text:outline-level="1"><text:soft-page-break/>Теоретическая часть</text:h>
      <text:h text:style-name="P16" text:outline-level="2">Постановка задачи классификации</text:h>
      <text:p text:style-name="P3"><text:span text:style-name="T5">Имеется множество описаний </text:span><text:span text:style-name="T11">объектов </text:span><text:span text:style-name="T13">X</text:span><text:span text:style-name="T11">, </text:span><text:span text:style-name="T13">Y — </text:span><text:span text:style-name="T11">множество номеров или наименований классов. Помимо этого существует неизвестная целевая функция</text:span><text:span text:style-name="T11"><draw:frame draw:style-name="fr1" draw:name="Object3" text:anchor-type="as-char" svg:y="-0.439cm" svg:width="2.039cm" svg:height="0.547cm" draw:z-index="2"><draw:object xlink:href="./Object 3" xlink:type="simple" xlink:show="embed" xlink:actuate="onLoad"/><draw:image xlink:href="./ObjectReplacements/Object 3" xlink:type="simple" xlink:show="embed" xlink:actuate="onLoad"/></draw:frame></text:span><text:span text:style-name="T11">Задано конечное множество описаний объектов </text:span><text:span text:style-name="T11"><draw:frame draw:style-name="fr2" draw:name="Object4" text:anchor-type="as-char" svg:y="-0.51cm" svg:width="1.072cm" svg:height="0.616cm" draw:z-index="1"><draw:object xlink:href="./Object 4" xlink:type="simple" xlink:show="embed" xlink:actuate="onLoad"/><draw:image xlink:href="./ObjectReplacements/Object 4" xlink:type="simple" xlink:show="embed" xlink:actuate="onLoad"/></draw:frame></text:span><text:span text:style-name="T11">для которых известно значение функции </text:span><text:span text:style-name="T13">y</text:span><text:span text:style-name="T11">, называемое обучающей выборкой.</text:span><text:span text:style-name="T13"> </text:span><text:span text:style-name="T11">Требуется построить максимально близкое к </text:span><text:span text:style-name="T13">y</text:span><text:span text:style-name="T11"> отображение </text:span><text:span text:style-name="T11"><draw:frame draw:style-name="fr2" draw:name="Object5" text:anchor-type="as-char" svg:y="-0.439cm" svg:width="2.161cm" svg:height="0.547cm" draw:z-index="3"><draw:object xlink:href="./Object 5" xlink:type="simple" xlink:show="embed" xlink:actuate="onLoad"/><draw:image xlink:href="./ObjectReplacements/Object 5" xlink:type="simple" xlink:show="embed" xlink:actuate="onLoad"/></draw:frame></text:span><text:span text:style-name="T11">способное классифицировать любой объект </text:span><text:span text:style-name="T11"><draw:frame draw:style-name="fr2" draw:name="Object6" text:anchor-type="as-char" svg:y="-0.439cm" svg:width="1.349cm" svg:height="0.547cm" draw:z-index="4"><draw:object xlink:href="./Object 6" xlink:type="simple" xlink:show="embed" xlink:actuate="onLoad"/><draw:image xlink:href="./ObjectReplacements/Object 6" xlink:type="simple" xlink:show="embed" xlink:actuate="onLoad"/></draw:frame></text:span></text:p>
      <text:p text:style-name="P3">В задаче классификации документов <text:span text:style-name="T18">X </text:span><text:span text:style-name="T16">— множество описаний документов, </text:span><text:span text:style-name="T18">Y</text:span><text:span text:style-name="T16"> — множество категорий.</text:span></text:p>
      <text:h text:style-name="P15" text:outline-level="2">Формализация текста</text:h>
      <text:p text:style-name="P3">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используется весовой вектор слов.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text:p>
      <text:p text:style-name="P3">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3">Стемминг — <text:span text:style-name="T5">это процесс нахождения </text:span><text:span text:style-name="T12">основы слова </text:span><text:span text:style-name="T5">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2">компьютерных наук и часто используются в поисковых системах. </text:span></text:p>
      <text:p text:style-name="P2">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text:soft-page-break/>решения, позволяющее более гибко обрабатывать текст.</text:p>
      <text:p text:style-name="P2">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2">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3">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3">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17">TF-IDF</text:span> (<text:span text:style-name="T9">TF</text:span><text:span text:style-name="T10">— term frequency, </text:span><text:span text:style-name="T9">IDF </text:span><text:span text:style-name="T10">— inverse document frequency</text:span>). </text:p>
      <text:p text:style-name="P3">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3"><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3"><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3"><draw:frame draw:style-name="fr2" draw:name="Object1" text:anchor-type="as-char" svg:y="-0.746cm" svg:width="3.965cm" svg:height="1.261cm" draw:z-index="6"><draw:object xlink:href="./Object 1" xlink:type="simple" xlink:show="embed" xlink:actuate="onLoad"/><draw:image xlink:href="./ObjectReplacements/Object 1" xlink:type="simple" xlink:show="embed" xlink:actuate="onLoad"/></draw:frame>, <text:span text:style-name="T7">где</text:span></text:p>
      <text:p text:style-name="P10"><text:soft-page-break/><text:s/>|D| <text:s/>— число документов в коллекции,</text:p>
      <text:p text:style-name="P5"><text:span text:style-name="T7"><draw:frame draw:style-name="fr3" draw:name="Object2" text:anchor-type="as-char" svg:y="-0.439cm" svg:width="1.609cm" svg:height="0.621cm" draw:z-index="0"><draw:object xlink:href="./Object 2" xlink:type="simple" xlink:show="embed" xlink:actuate="onLoad"/><draw:image xlink:href="./ObjectReplacements/Object 2" xlink:type="simple" xlink:show="embed" xlink:actuate="onLoad"/></draw:frame></text:span><text:span text:style-name="T7"> — число документов, к которых встречается слово </text:span><text:span text:style-name="T7"><draw:frame draw:style-name="fr2" draw:name="Object7" text:anchor-type="as-char" svg:y="-0.439cm" svg:width="0.646cm" svg:height="0.619cm" draw:z-index="5"><draw:object xlink:href="./Object 7" xlink:type="simple" xlink:show="embed" xlink:actuate="onLoad"/><draw:image xlink:href="./ObjectReplacements/Object 7" xlink:type="simple" xlink:show="embed" xlink:actuate="onLoad"/></draw:frame></text:span></text:p>
      <text:p text:style-name="P12">Очевидно, что последний параметр никогда не равен 0, так как каждое слово встречается как минимум в одном документе. </text:p>
      <text:p text:style-name="P12">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6"><text:span text:style-name="T7">Таким образом мера </text:span><text:span text:style-name="T8">TF-TDF</text:span><text:span text:style-name="T7">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17" text:outline-level="2">Описание категорий</text:h>
      <text:p text:style-name="P3">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3">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3">Помимо этого УДК описывает набор правил комбинирования <text:soft-page-break/>различных разделов, для более точного определения содержимого документа.</text:p>
      <text:p text:style-name="P3">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3">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3">Последующая детализация идет за счет удлинения индексов.</text:p>
      <text:p text:style-name="P3">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5">Приведение квадратичных форм</text:span>" 620.193.4 складывается следующим образом:</text:p>
      <text:p text:style-name="P3">5 <text:span text:style-name="T14">Общие вопросы математических и естественных наук</text:span></text:p>
      <text:p text:style-name="P3">51 Математика</text:p>
      <text:p text:style-name="P3">511 Теория чисел</text:p>
      <text:p text:style-name="P3">511.5 Диофантовы уравнения. Теория форм.</text:p>
      <text:p text:style-name="P3">517.55 <text:span text:style-name="T15">Теория квадратичных (билинейных) форм.</text:span></text:p>
      <text:p text:style-name="P3"><text:span text:style-name="T15">511.558</text:span> <text:span text:style-name="T15">Геометрия квадратичных форм.</text:span></text:p>
      <text:p text:style-name="P9">511.558.2 Приведение квадратичных форм.</text:p>
      <text:h text:style-name="P15" text:outline-level="2">Способы классификации</text:h>
      <text:p text:style-name="P3">Традиционно выделяют три подхода классификации документов.</text:p>
      <text:list xml:id="list252777740" text:style-name="L6">
        <text:list-item>
          <text:list>
            <text:list-item>
              <text:list>
                <text:list-item>
                  <text:p text:style-name="P14">Ручная классификация. Так зачастую в обычных библиотеках книги разбиваются по тематическим рубрикам библиотекарями вручную. <text:soft-page-break/>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14">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14">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3">В данной работе рассматриваются лишь машинные методы обучения. </text:p>
      <text:list xml:id="list1117830840" text:continue-numbering="true" text:style-name="L6">
        <text:list-item>
          <text:list>
            <text:list-item>
              <text:list>
                <text:list-header>
                  <text:p text:style-name="P11">Практика</text:p>
                </text:list-header>
              </text:list>
            </text:list-item>
          </text:list>
        </text:list-item>
      </text:list>
      <text:p text:style-name="P3"/>
      <text:p text:style-name="P4">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hicago Plain" svg:font-family="'Chicago Plain', sans-serif"/>
    <style:font-face style:name="Lohit Hindi1" svg:font-family="'Lohit Hindi'"/>
    <style:font-face style:name="OpenSymbol" svg:font-family="OpenSymbol"/>
    <style:font-face style:name="Times New Roman3" svg:font-family="'Times New Roman'"/>
    <style:font-face style:name="monospace" svg:font-family="monospace, Courier"/>
    <style:font-face style:name="sans-serif" svg:font-family="sans-serif"/>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50%" fo:text-align="justify" style:justify-single-word="false" fo:text-indent="1.499cm"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indent="1.499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line-height="150%" fo:text-indent="1.499cm" style:auto-text-indent="false" style:page-number="auto"/>
      <style:text-properties style:font-name="Times New Roman2"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27T23:57:03</dc:date>
    <meta:editing-duration>P0D</meta:editing-duration>
    <meta:editing-cycles>3</meta:editing-cycles>
    <meta:generator>LibreOffice/3.5$Linux_X86_64 LibreOffice_project/350m1$Build-2</meta:generator>
    <meta:document-statistic meta:table-count="0" meta:image-count="0" meta:object-count="7" meta:page-count="8" meta:paragraph-count="53" meta:word-count="1166" meta:character-count="7893" meta:non-whitespace-character-count="7965"/>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